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3a164" officeooo:paragraph-rsid="0003a1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18:13:55.547706849</meta:creation-date>
    <dc:date>2017-08-18T18:14:08.326482330</dc:date>
    <meta:editing-duration>PT13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3.5.2$Linux_X86_64 LibreOffice_project/30$Build-2</meta:generator>
  </office:meta>
</office:document-meta>
</file>